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Arial C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*[.B4]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A4]=0;&quot;równanie nie jest kwadratowe&quot;;&quot;równanie kwadratowe&quot;)" office:value-type="string" office:string-value="równanie kwadratowe" calcext:value-type="string">
            <text:p>równanie kwadratowe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lt;0;&quot;brak rozwiązania&quot;;(-[.B4]-SQRT([.D4]))/(2*[.A4])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office:value-type="string" calcext:value-type="string">
            <text:p>JEŻELI(D4&lt;0;"brak rozwiązania";(-B4+PIERWIASTEK(D4))/(2*A4))</text:p>
          </table:table-cell>
          <table:table-cell table:style-name="ce18"/>
          <table:table-cell table:number-columns-repeated="1018"/>
        </table:table-row>
        <table:table-row table:style-name="ro4">
          <table:table-cell table:number-columns-repeated="4"/>
          <table:table-cell table:style-name="ce16" office:value-type="string" calcext:value-type="string">
            <text:p>JEŻELI(D4&lt;0;"brak rozwiązania";(-B4+PIERWIASTEK(D4))/(2*A4)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35:50.937487953</dc:date>
    <meta:print-date>2003-03-03T23:27:53</meta:print-date>
    <meta:editing-cycles>2</meta:editing-cycles>
    <meta:editing-duration>PT4M24S</meta:editing-duration>
    <meta:document-statistic meta:table-count="3" meta:cell-count="18" meta:object-count="1"/>
    <meta:generator>LibreOffice/6.0.2.1$Linux_X86_64 LibreOffice_project/00m0$Build-1</meta:generator>
  </office:meta>
</office:document-meta>
</file>